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5156" officeooo:paragraph-rsid="001451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5156" officeooo:paragraph-rsid="0014515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2aa3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22aa3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daee" officeooo:paragraph-rsid="0022aa3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0daee" officeooo:paragraph-rsid="0022aa3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aa33" officeooo:paragraph-rsid="0022aa3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8bc89" officeooo:paragraph-rsid="0022aa3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484ad" officeooo:paragraph-rsid="001484a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484ad" officeooo:paragraph-rsid="001e71d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84ad" officeooo:paragraph-rsid="001484a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c32e" officeooo:paragraph-rsid="0021262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rsid="0014f5f7" officeooo:paragraph-rsid="0022aa33"/>
    </style:style>
    <style:style style:name="P14" style:family="paragraph" style:parent-style-name="Standard">
      <style:paragraph-properties fo:text-align="justify" style:justify-single-word="false"/>
      <style:text-properties officeooo:paragraph-rsid="0022aa33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14f5f7" officeooo:paragraph-rsid="0022aa33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20daee" officeooo:paragraph-rsid="0022aa33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1ffe1e" officeooo:paragraph-rsid="0022aa33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45156" officeooo:paragraph-rsid="00145156" style:font-weight-asian="bold" style:font-weight-complex="bold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22aa33"/>
    </style:style>
    <style:style style:name="P20" style:family="paragraph" style:parent-style-name="Standard" style:list-style-name="L2">
      <style:paragraph-properties fo:text-align="justify" style:justify-single-word="false"/>
      <style:text-properties fo:font-weight="normal" officeooo:rsid="0018bc89" officeooo:paragraph-rsid="0022aa33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1262b" officeooo:paragraph-rsid="0021262b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84ad" officeooo:paragraph-rsid="001484a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c32e" officeooo:paragraph-rsid="0021262b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038ec" officeooo:paragraph-rsid="0034f421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484ad" officeooo:paragraph-rsid="002ee776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b9b" style:font-weight-asian="bold" style:font-weight-complex="bold"/>
    </style:style>
    <style:style style:name="T3" style:family="text">
      <style:text-properties fo:font-weight="bold" officeooo:rsid="0017bbf6" style:font-weight-asian="bold" style:font-weight-complex="bold"/>
    </style:style>
    <style:style style:name="T4" style:family="text">
      <style:text-properties fo:font-weight="bold" officeooo:rsid="0019884f" style:font-weight-asian="bold" style:font-weight-complex="bold"/>
    </style:style>
    <style:style style:name="T5" style:family="text">
      <style:text-properties fo:font-weight="bold" officeooo:rsid="0021262b" style:font-weight-asian="bold" style:font-weight-complex="bold"/>
    </style:style>
    <style:style style:name="T6" style:family="text">
      <style:text-properties fo:font-weight="bold" officeooo:rsid="0020daee" style:font-weight-asian="bold" style:font-weight-complex="bold"/>
    </style:style>
    <style:style style:name="T7" style:family="text">
      <style:text-properties officeooo:rsid="0017bbf6"/>
    </style:style>
    <style:style style:name="T8" style:family="text">
      <style:text-properties officeooo:rsid="0019884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f5f7" style:font-weight-asian="normal" style:font-weight-complex="normal"/>
    </style:style>
    <style:style style:name="T11" style:family="text">
      <style:text-properties fo:font-weight="normal" officeooo:rsid="001a76c7" style:font-weight-asian="normal" style:font-weight-complex="normal"/>
    </style:style>
    <style:style style:name="T12" style:family="text">
      <style:text-properties fo:font-weight="normal" officeooo:rsid="00180ce5" style:font-weight-asian="normal" style:font-weight-complex="normal"/>
    </style:style>
    <style:style style:name="T13" style:family="text">
      <style:text-properties fo:font-weight="normal" officeooo:rsid="0018bc89" style:font-weight-asian="normal" style:font-weight-complex="normal"/>
    </style:style>
    <style:style style:name="T14" style:family="text">
      <style:text-properties fo:font-weight="normal" officeooo:rsid="001a8df5" style:font-weight-asian="normal" style:font-weight-complex="normal"/>
    </style:style>
    <style:style style:name="T15" style:family="text">
      <style:text-properties fo:font-weight="normal" officeooo:rsid="00313a4f" style:font-weight-asian="normal" style:font-weight-complex="normal"/>
    </style:style>
    <style:style style:name="T16" style:family="text">
      <style:text-properties fo:font-weight="normal" officeooo:rsid="0022c603" style:font-weight-asian="normal" style:font-weight-complex="normal"/>
    </style:style>
    <style:style style:name="T17" style:family="text">
      <style:text-properties fo:font-weight="normal" officeooo:rsid="002408b8" style:font-weight-asian="normal" style:font-weight-complex="normal"/>
    </style:style>
    <style:style style:name="T18" style:family="text">
      <style:text-properties fo:font-weight="normal" officeooo:rsid="0024dcee" style:font-weight-asian="normal" style:font-weight-complex="normal"/>
    </style:style>
    <style:style style:name="T19" style:family="text">
      <style:text-properties officeooo:rsid="001e71df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67e6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8193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c5e2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9370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ac39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ce29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ce70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2ce70a" style:font-style-asian="normal" style:font-weight-asian="bold" style:font-style-complex="normal" style:font-weight-complex="bold"/>
    </style:style>
    <style:style style:name="T29" style:family="text">
      <style:text-properties officeooo:rsid="0021262b"/>
    </style:style>
    <style:style style:name="T30" style:family="text">
      <style:text-properties style:text-position="sub 58%" fo:font-weight="bold" officeooo:rsid="0021262b" style:font-weight-asian="bold" style:font-weight-complex="bold"/>
    </style:style>
    <style:style style:name="T31" style:family="text">
      <style:text-properties style:text-position="0% 100%" fo:font-weight="bold" officeooo:rsid="0021262b" style:font-weight-asian="bold" style:font-weight-complex="bold"/>
    </style:style>
    <style:style style:name="T32" style:family="text">
      <style:text-properties officeooo:rsid="001c2213"/>
    </style:style>
    <style:style style:name="T33" style:family="text">
      <style:text-properties officeooo:rsid="001e54de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293708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2ce70a" style:font-style-asian="italic" style:font-weight-asian="bold" style:font-style-complex="italic" style:font-weight-complex="bold"/>
    </style:style>
    <style:style style:name="T37" style:family="text">
      <style:text-properties officeooo:rsid="0031c14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ΑΝΑΦΟΡΑ ΥΛΟΠΟΙΗΣΗΣ </text:p>
      <text:p text:style-name="P1"/>
      <text:p text:style-name="P1"/>
      <text:p text:style-name="P1"/>
      <text:p text:style-name="P13"/>
      <text:list xml:id="list438270118555143127" text:style-name="L1">
        <text:list-item>
          <text:p text:style-name="P15">Γενική Ιδέα - <text:span text:style-name="T33">Main.hs</text:span></text:p>
        </text:list-item>
      </text:list>
      <text:p text:style-name="P3"/>
      <text:p text:style-name="P3"><text:tab/><text:span text:style-name="T9">Έ</text:span><text:span text:style-name="T10">χουμε δημιουργήσει έναν διερμηνέα (interpreter) για την γλώσσα μας (RouReg), </text:span><text:span text:style-name="T11">γραμμένο σε Haskell</text:span><text:span text:style-name="T10">. </text:span><text:span text:style-name="T12">Για τη συγγραφή των προγραμμάτων μας έχει δημιουργηθεί στη Main.hs κατάλληλο interface.</text:span><text:span text:style-name="T10"> </text:span><text:span text:style-name="T13">Ο κύκλος λειτουργίας για την εκτέλεση ενός προγράμματος είναι ο εξής:</text:span></text:p>
      <text:p text:style-name="P8"><text:s/></text:p>
      <text:list xml:id="list9152873441450169346" text:style-name="L2">
        <text:list-item>
          <text:p text:style-name="P19"><text:span text:style-name="T13">Ο κώδικας διαβάζεται ως string και περνίεται στη συνάρτηση process. Από εκεί καλείται η συνάρτηση parseDclr, η οποία είναι η κύρια συνάρτηση του Parser που δημιουργήσαμε με το Happy, για την κατασκευή του συντακτικού δέντρου. </text:span><text:span text:style-name="T11">Εντός του Parser μας, γίνεται <text:s/>η </text:span><text:span text:style-name="T14">λεκτική ανάλυση με τη βοήθεια του </text:span><text:span text:style-name="T15">L</text:span><text:span text:style-name="T14">exer που δημιουργήσαμε με το Alex.</text:span></text:p>
          <text:p text:style-name="P20"/>
        </text:list-item>
        <text:list-item>
          <text:p text:style-name="P20">Εφόσον το συντακτικό δέντρο κατασκευαστεί και είναι “έγκυρο” , δηλαδή δεν προκύψει συντακτικό σφάλμα, περνίεται ως όρισμα στη συνάρτηση execMain, <text:span text:style-name="T32">η οποία καλεί με τη σειρά της την runMain, που είναι η υπεύθυνη συνάρτηση του Eval.hs <text:s/></text:span>ώστε να δοθεί το αποτέλεσμα της εκτέλεσης του προγράμματος.</text:p>
        </text:list-item>
      </text:list>
      <text:p text:style-name="P7"/>
      <text:p text:style-name="P7"/>
      <text:p text:style-name="P4"/>
      <text:list xml:id="list91509245227783" text:continue-list="list438270118555143127" text:style-name="L1">
        <text:list-item>
          <text:p text:style-name="P16">Συντακτικό Δέντρο – Δομές δεδομένων</text:p>
        </text:list-item>
      </text:list>
      <text:p text:style-name="P6"><text:tab/></text:p>
      <text:p text:style-name="P14"><text:span text:style-name="T6"><text:tab/></text:span><text:span text:style-name="T16">Τα προγράμματα γράφονται στη μορφή dclr; dclr; ...dclr . </text:span><text:span text:style-name="T17">Η αποτίμηση γίνεται μόνο για την τελευταία εντολή dclr που είναι κάτι σαν τη main του ghci. </text:span><text:span text:style-name="T18">Κάθε dclr είναι της μορφής</text:span></text:p>
      <text:p text:style-name="P14"><text:span text:style-name="T34">VAR Apats '=' Expr </text:span><text:span text:style-name="T20">, </text:span><text:span text:style-name="T21">όπου Apats είναι τα ορίσματα της συνάρτησης , VAR το όνομα της, και Expr το σώμα της. </text:span><text:span text:style-name="T22">Για το συντακτικό μας δέντρο, ο parser “μεταφράζει” </text:span><text:span text:style-name="T23">το </text:span><text:span text:style-name="T22">dclr σαν έναν κόμβο</text:span><text:span text:style-name="T21"> </text:span><text:span text:style-name="T35">Assign Name [Apats] Expr,</text:span><text:span text:style-name="T24"> όπου</text:span><text:span text:style-name="T21"> </text:span><text:span text:style-name="T24">Name=VAR</text:span><text:span text:style-name="T25">. </text:span><text:span text:style-name="T26">Τα Expr μπορεί να είναι </text:span><text:span text:style-name="T27">κόμβοι</text:span><text:span text:style-name="T26"> της μορφής </text:span><text:span text:style-name="T27">λ-εκφράσεων </text:span></text:p>
      <text:p text:style-name="P14"><text:span text:style-name="T36">Lam [Apats] Expr</text:span><text:span text:style-name="T27">, είτε της μορφής εφαρμογής συνάρτησης <text:s/></text:span><text:span text:style-name="T36">App Expr Expr</text:span><text:span text:style-name="T27">, είτε της μορφής let-εκφράσεων </text:span><text:span text:style-name="T36">Let [Dclr] Expr</text:span><text:span text:style-name="T27">, είτε των απλών εκφράσεων (μεταβλητών και αριθμών) </text:span><text:span text:style-name="T36">Apat Apats</text:span><text:span text:style-name="T27">, είτε της μορφής τελεστή </text:span><text:span text:style-name="T36">Op Binop Expr Expr</text:span><text:span text:style-name="T28">.</text:span></text:p>
      <text:p text:style-name="P5"/>
      <text:p text:style-name="P5"/>
      <text:list xml:id="list91509344413210" text:continue-numbering="true" text:style-name="L1">
        <text:list-item>
          <text:p text:style-name="P17">Λεπτομερής Περιγραφή της Eval.hs</text:p>
        </text:list-item>
      </text:list>
      <text:p text:style-name="P2"/>
      <text:p text:style-name="P2"/>
      <text:p text:style-name="P9">Ο τύπος Value</text:p>
      <text:p text:style-name="P9"/>
      <text:p text:style-name="P11">Ως τιμή επιστροφής <text:span text:style-name="T1">(Value </text:span><text:span text:style-name="T2">= Value [Args] Expr Env</text:span><text:span text:style-name="T1">)</text:span> ορίζεται ένα closure που αποτελείται από μία λίστα ορισμάτων <text:span text:style-name="T1">[Args]</text:span>, μία έκφραση <text:span text:style-name="T3">E</text:span><text:span text:style-name="T1">xpr</text:span> και το περιβάλλον <text:span text:style-name="T3">Env</text:span><text:span text:style-name="T7"> </text:span>στο οποίο θα αποτιμηθεί η έκφραση. <text:span text:style-name="T8">Όταν η λίστα των ορισμάτων είναι κενή, σημαίνει πως έχουμε ως αποτέλεσμα </text:span><text:span text:style-name="T4">Int</text:span><text:span text:style-name="T8">, </text:span><text:span text:style-name="T4">Bool</text:span><text:span text:style-name="T8"> ή </text:span><text:span text:style-name="T4">List</text:span><text:span text:style-name="T8">, δηλαδή πρωτόγονους τύπους, ενώ διαφορετικά το αποτέλεσμα είναι μία συνάρτηση με μεταβλητές τα στοιχεία της λίστας και σώμα συνάρτησης το expr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0">Ο τύπος <text:span text:style-name="T19">Env</text:span></text:p>
      <text:p text:style-name="P10"/>
      <text:p text:style-name="P12">Ως περιβάλλον (<text:span text:style-name="T1">Env = Map.Map String [Value]</text:span>) έχει οριστεί μία αντιστοιχία ονομάτων με λίστες τιμών . <text:span text:style-name="T29">Χρειαζόμαστε λίστα τιμών για να μπορούμε να αποθηκεύσουμε τους διάφορους ορισμούς που μπορεί να έχει μία συνάρτηση, π.χ </text:span><text:span text:style-name="T5">f 0 = 1; f x = x; </text:span><text:span text:style-name="T29">θα αντιστοιχήσει στο όνομα “</text:span><text:span text:style-name="T5">f </text:span><text:span text:style-name="T29">“ τη λίστα </text:span><text:span text:style-name="T5">[ ([0] <text:s/>(\0 → 1) env</text:span><text:span text:style-name="T30">1</text:span><text:span text:style-name="T31">)</text:span><text:span text:style-name="T5">, <text:s/>([χ] <text:s/>(\χ → χ) env</text:span><text:span text:style-name="T30">2</text:span><text:span text:style-name="T31">)</text:span><text:span text:style-name="T5"> ]</text:span></text:p>
      <text:p text:style-name="P12"><text:span text:style-name="T5"/></text:p>
      <text:p text:style-name="P12"><text:span text:style-name="T5"/></text:p>
      <text:p text:style-name="P25">Κατασκευή περιβάλλοντος Assign</text:p>
      <text:p text:style-name="P21"/>
      <text:p text:style-name="P24">Η assign είναι μία συναρτηση που παίρνει σαν είσοδο την λίστα των declarations και ένα περιβάλλον και επιστρέφει ένα καινούργιο περιβάλλον με τον εξής τρόπο. <text:span text:style-name="T37">Αν η λίστα με τα declarations είναι κενή, επιστρέφει το κενό περιβάλλον (emptyScope). Διαφορετικά, δημιουργεί για το πρώτο dclr (της μορφής Assign name args expr) το αντίστοιχο Value (Value args expr env)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20:30:16.011290793</meta:creation-date>
    <dc:date>2019-06-21T09:15:08.325816376</dc:date>
    <meta:editing-duration>PT49M23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466" meta:character-count="2843" meta:non-whitespace-character-count="2385"/>
  </office:meta>
</office:document-meta>
</file>